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style:language-asian="zh" style:country-asian="CN"/>
    </style:style>
    <style:style style:name="P2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Standard" style:list-style-name="L1"/>
    <style:style style:name="P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Office报表引擎标题：$title</text:p>
      <text:h text:style-name="P4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1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orm_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float" office:value="0">
            <text:p text:style-name="Table_20_Contents"><text:placeholder text:placeholder-type="text">&lt;$e.Name&gt;</text:placeholder></text:p>
          </table:table-cell>
          <table:table-cell table:style-name="表格1.A2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A2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Table_20_Contents">测试格子，生成以后的报表需能看到这些文字</text:p>
          </table:table-cell>
          <table:covered-table-cell/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orm_employees)&gt;</text:placeholder></text:p>
      <text:list xml:id="list36409809" text:style-name="L1">
        <text:list-item>
          <text:p text:style-name="P3"><text:placeholder text:placeholder-type="text">&lt;$e.Name&gt;</text:placeholder></text:p>
        </text:list-item>
      </text:list>
      <text:p text:style-name="Text_20_body"><text:placeholder text:placeholder-type="text">&lt;#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6M42S</meta:editing-duration>
    <meta:editing-cycles>129</meta:editing-cycles>
    <meta:generator>OpenOffice.org/3.2$Win32 OpenOffice.org_project/320m12$Build-9483</meta:generator>
    <dc:date>2010-09-07T16:29:51.62</dc:date>
    <meta:document-statistic meta:table-count="1" meta:image-count="0" meta:object-count="0" meta:page-count="1" meta:paragraph-count="16" meta:word-count="27" meta:character-count="179"/>
    <meta:user-defined meta:name="Info 1"/>
    <meta:user-defined meta:name="Info 2"/>
    <meta:user-defined meta:name="Info 3"/>
    <meta:user-defined meta:name="Info 4"/>
  </office:meta>
</office:document-meta>
</file>